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fo:color="#000000" style:font-name="Segoe UI" fo:font-size="16pt" fo:font-weight="bold" style:font-name-asian="Segoe UI" style:font-size-asian="16pt" style:font-weight-asian="bold" style:font-name-complex="Segoe UI" style:font-size-complex="16pt" style:font-weight-complex="bold"/>
    </style:style>
    <style:style style:name="T2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  <style:style style:name="T3" style:family="text">
      <style:text-properties fo:color="#000000" style:font-name="Segoe UI" fo:font-size="16pt" fo:font-style="normal" style:text-underline-style="none" fo:font-weight="normal" style:font-name-asian="Segoe UI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4" style:family="text">
      <style:text-properties fo:color="#000000" style:font-name="Segoe UI" fo:font-size="16pt" fo:font-style="normal" style:text-underline-style="none" fo:font-weight="bold" style:font-name-asian="Segoe UI" style:font-size-asian="16pt" style:font-style-asian="normal" style:font-weight-asian="bold" style:font-name-complex="Segoe UI" style:font-size-complex="16pt" style:font-style-complex="normal" style:font-weight-complex="bold"/>
    </style:style>
    <style:style style:name="T5" style:family="text">
      <style:text-properties fo:color="#000000" style:font-name="Segoe UI" fo:font-size="24pt" fo:font-weight="normal" style:font-name-asian="Segoe UI" style:font-size-asian="24pt" style:font-weight-asian="normal" style:font-name-complex="Segoe UI" style:font-size-complex="24pt" style:font-weight-complex="normal"/>
    </style:style>
    <style:style style:name="T6" style:family="text">
      <style:text-properties fo:color="#000000" style:font-name="Segoe UI" fo:font-size="24pt" style:text-underline-style="solid" style:text-underline-width="auto" style:text-underline-color="font-color" fo:font-weight="bold" style:font-name-asian="Segoe UI" style:font-size-asian="24pt" style:font-weight-asian="bold" style:font-name-complex="Segoe UI" style:font-size-complex="24pt" style:font-weight-complex="bold"/>
    </style:style>
    <style:style style:name="T7" style:family="text">
      <style:text-properties fo:color="#000000" style:font-name="Segoe UI" fo:font-size="24pt" style:text-underline-style="none" fo:font-weight="normal" style:font-name-asian="Segoe UI" style:font-size-asian="24pt" style:font-weight-asian="normal" style:font-name-complex="Segoe UI" style:font-size-complex="24pt" style:font-weight-complex="normal"/>
    </style:style>
    <style:style style:name="T8" style:family="text">
      <style:text-properties fo:color="#000000" style:font-name="Segoe UI" fo:font-size="24pt" fo:font-style="italic" style:text-underline-style="none" fo:font-weight="normal" style:font-name-asian="Segoe UI" style:font-size-asian="24pt" style:font-style-asian="italic" style:font-weight-asian="normal" style:font-name-complex="Segoe UI" style:font-size-complex="24pt" style:font-style-complex="italic" style:font-weight-complex="normal"/>
    </style:style>
    <style:style style:name="T9" style:family="text">
      <style:text-properties fo:color="#000000" style:font-name="Segoe UI" fo:font-size="24pt" fo:font-style="normal" style:text-underline-style="none" fo:font-weight="normal" style:font-name-asian="Segoe UI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10" style:family="text">
      <style:text-properties fo:color="#000000" style:font-name="Segoe UI" fo:font-size="24pt" fo:font-style="normal" style:text-underline-style="solid" style:text-underline-width="auto" style:text-underline-color="font-color" fo:font-weight="bold" style:font-name-asian="Segoe UI" style:font-size-asian="24pt" style:font-style-asian="normal" style:font-weight-asian="bold" style:font-name-complex="Segoe UI" style:font-size-complex="2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Word of God</text:p>
      <text:p text:style-name="P1"/>
      <text:p text:style-name="P1">For me this is the central issue. How does one respond to the vexed question of the correct interpretation and application of the Word of God? So </text:p>
      <text:p text:style-name="P1"/>
      <text:p text:style-name="P1"><text:span text:style-name="T1">Joh 17:17</text:span><text:span text:style-name="T5"> <text:s/>Sanctify them through thy </text:span><text:span text:style-name="T6">truth</text:span><text:span text:style-name="T7">: thy word is </text:span><text:span text:style-name="T6">truth</text:span><text:span text:style-name="T7">.</text:span></text:p>
      <text:p text:style-name="P1"><text:span text:style-name="T7"/></text:p>
      <text:p text:style-name="P1"><text:span text:style-name="T7">So if I understand this correctly the Truth about things can be found in the Word of God. And this of course the problem of interpretation.</text:span></text:p>
      <text:p text:style-name="P1"><text:span text:style-name="T7"/></text:p>
      <text:p text:style-name="P1"><text:span text:style-name="T2">Ge 40:8</text:span><text:span text:style-name="T7"> <text:s/>And they said unto him, We have dreamed a dream, and </text:span><text:span text:style-name="T8">there is</text:span><text:span text:style-name="T9"> no </text:span><text:span text:style-name="T10">interpreter</text:span><text:span text:style-name="T9"> of it. And Joseph said unto them, </text:span><text:span text:style-name="T8">Do</text:span><text:span text:style-name="T9"> not </text:span><text:span text:style-name="T10">interpretations</text:span><text:span text:style-name="T9"> </text:span><text:span text:style-name="T8">belong</text:span><text:span text:style-name="T9"> to God? tell me </text:span><text:span text:style-name="T8">them</text:span><text:span text:style-name="T9">, I pray you.</text:span></text:p>
      <text:p text:style-name="P1"><text:span text:style-name="T9"/></text:p>
      <text:p text:style-name="P1"><text:span text:style-name="T3">Pr 1:6</text:span><text:span text:style-name="T9"> <text:s/>To understand a proverb, and the </text:span><text:span text:style-name="T10">interpretation</text:span><text:span text:style-name="T9">; the words of the wise, and their dark sayings.</text:span></text:p>
      <text:p text:style-name="P1"><text:span text:style-name="T9"/></text:p>
      <text:p text:style-name="P1"><text:soft-page-break/><text:span text:style-name="T4">2Pe 1:20</text:span><text:span text:style-name="T9"> <text:s/>Knowing this first, that no prophecy of the scripture is of any private </text:span><text:span text:style-name="T10">interpretation</text:span><text:span text:style-name="T9">.</text:span></text:p>
      <text:p text:style-name="P1"><text:span text:style-name="T9"/></text:p>
      <text:p text:style-name="P1"><text:span text:style-name="T9"/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1T17:51:54.89</meta:creation-date>
    <dc:date>2024-10-21T20:42:50.89</dc:date>
    <meta:editing-duration>PT2H50M5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7" meta:word-count="138" meta:character-count="745"/>
  </office:meta>
</office:document-meta>
</file>